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nl" fo:country="NL"/>
    </style:style>
    <style:style style:name="P2" style:parent-style-name="Normal" style:family="paragraph">
      <style:text-properties fo:language="nl" fo:country="NL"/>
    </style:style>
    <style:style style:name="P3" style:parent-style-name="Normal" style:family="paragraph">
      <style:text-properties fo:language="nl" fo:country="NL"/>
    </style:style>
    <style:style style:name="P4" style:parent-style-name="Normal" style:family="paragraph">
      <style:text-properties fo:language="nl" fo:country="NL"/>
    </style:style>
    <style:style style:name="P5" style:parent-style-name="Normal" style:family="paragraph">
      <style:text-properties fo:language="nl" fo:country="NL"/>
    </style:style>
    <style:style style:name="P6" style:parent-style-name="Normal" style:family="paragraph">
      <style:text-properties fo:language="nl" fo:country="NL"/>
    </style:style>
    <style:style style:name="T7" style:parent-style-name="DefaultParagraphFont" style:family="text">
      <style:text-properties fo:language="nl" fo:country="NL"/>
    </style:style>
    <style:style style:name="P8" style:parent-style-name="Normal" style:family="paragraph">
      <style:text-properties fo:language="nl" fo:country="NL"/>
    </style:style>
    <style:style style:name="P9" style:parent-style-name="Normal" style:family="paragraph">
      <style:text-properties fo:language="nl" fo:country="NL"/>
    </style:style>
    <style:style style:name="P10" style:parent-style-name="Normal" style:family="paragraph">
      <style:text-properties fo:language="nl" fo:country="NL"/>
    </style:style>
    <style:style style:name="T11" style:parent-style-name="DefaultParagraphFont" style:family="text">
      <style:text-properties fo:language="nl" fo:country="NL"/>
    </style:style>
    <style:style style:name="T12" style:parent-style-name="DefaultParagraphFont" style:family="text">
      <style:text-properties fo:language="nl" fo:country="NL"/>
    </style:style>
    <style:style style:name="P13" style:parent-style-name="Normal" style:family="paragraph">
      <style:text-properties fo:language="nl" fo:country="NL"/>
    </style:style>
    <style:style style:name="P14" style:parent-style-name="Normal" style:family="paragraph">
      <style:text-properties fo:language="nl" fo:country="NL"/>
    </style:style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  <style:style style:name="T17" style:parent-style-name="DefaultParagraphFont" style:family="text">
      <style:text-properties fo:language="nl" fo:country="NL"/>
    </style:style>
    <style:style style:name="T18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1. Beginnen met wat vragen aan het publiek</text:p>
      <text:p text:style-name="P2"><text:tab/>- Welke faculteiten?</text:p>
      <text:p text:style-name="P3"><text:tab/>- Wie is er bekend met Open Science? Welke onderdelen?</text:p>
      <text:p text:style-name="P4"><text:tab/>- Beleid Nederland en Tilburg University</text:p>
      <text:p text:style-name="P5">2. Wat is Open Science</text:p>
      <text:p text:style-name="P6"><text:tab/>- Filosofie (wat is het?)</text:p>
      <text:p text:style-name="Normal"><text:span text:style-name="T7"><text:tab/></text:span>- Framework (access, data, materials, source, education, inclusiviteit)</text:p>
      <text:p text:style-name="P8"><text:tab/>- Wat kan het je opleveren?</text:p>
      <text:p text:style-name="P9"><text:tab/><text:tab/>- Referenties verzamelen over positieve impact<text:s/></text:p>
      <text:p text:style-name="P10"><text:tab/><text:tab/>- Maatschappelijke spin-off</text:p>
      <text:p text:style-name="Normal">3. Tips &amp; Tricks</text:p>
      <text:p text:style-name="Normal"><text:tab/>- OSF als umbrella tool</text:p>
      <text:p text:style-name="Normal"><text:tab/><text:tab/>- Online</text:p>
      <text:p text:style-name="Normal"><text:tab/><text:tab/>- Collaborative environment</text:p>
      <text:p text:style-name="Normal"><text:tab/><text:tab/>- Preprinten</text:p>
      <text:p text:style-name="Normal"><text:tab/><text:tab/><text:span text:style-name="T11">-<text:s/></text:span><text:span text:style-name="T12">Open/niet open --&gt; delen met wie je wilt</text:span></text:p>
      <text:p text:style-name="P13"><text:tab/><text:tab/>- Eventueel: preregistratie</text:p>
      <text:p text:style-name="P14"><text:tab/><text:tab/>-<text:s/></text:p>
      <text:p text:style-name="Normal"><text:span text:style-name="T15"><text:tab/></text:span><text:span text:style-name="T16"><text:tab/></text:span><text:span text:style-name="T17">-<text:s/></text:span><text:span text:style-name="T18">Alle andere tools laten zien (Hylke heeft plaatje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.M. van Zelst</meta:initial-creator>
    <dc:creator>J.M. van Zelst</dc:creator>
    <meta:creation-date>2018-03-16T08:48:00Z</meta:creation-date>
    <dc:date>2018-03-16T09:21:00Z</dc:date>
    <meta:template xlink:href="Normal.dotm" xlink:type="simple"/>
    <meta:editing-cycles>1</meta:editing-cycles>
    <meta:editing-duration>PT1980S</meta:editing-duration>
    <meta:document-statistic meta:page-count="1" meta:paragraph-count="1" meta:word-count="93" meta:character-count="627" meta:row-count="4" meta:non-whitespace-character-count="535"/>
  </office:meta>
</office:document-meta>
</file>